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bold" style:font-name-asian="Arial1" style:font-size-asian="11pt" style:font-weight-asian="bold" style:font-name-complex="Arial1" style:font-size-complex="11pt"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font-style="normal" style:font-style-asian="normal" style:font-style-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font-style="normal" fo:font-weight="bold" style:font-style-asian="normal" style:font-weight-asian="bold" style:font-style-complex="normal" style:font-weight-complex="bold"/>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font-style="normal" fo:font-weight="normal" style:font-style-asian="normal" style:font-weight-asian="normal"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4" style:family="text">
      <style:text-properties fo:color="#000000" style:text-line-through-style="none" style:font-name="Arial1" fo:font-size="11pt" style:text-underline-style="none" style:font-name-asian="Arial1" style:font-size-asian="11pt" style:font-name-complex="Arial1" style:font-size-complex="11pt"/>
    </style:style>
    <style:style style:name="T5"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1</text:span></text:p>
      <text:p text:style-name="P2">Airborne</text:p>
      <text:p text:style-name="P4">Ab in die Luft</text:p>
      <text:p text:style-name="P3">(Für die Guten) </text:p>
      <text:p text:style-name="P3"><text:span text:style-name="T5">Ihr vernehmt seltsame Geräusche, ein Zischen und Pfeifen … Einen moment später Knackt und Knarzt es als ob es vom Boden aufgesprungen und sich in die Lüfte erhoben hätte. Aber das wäre ja verrückt … Ihr lauf zu dem Fenster und stellt fest das Ihr nicht verrückt seit … Ein Vogel der die grösse einer 747 hat, trägt das Haus in seinem Schnabel, vermutlich um seine Höllenbrut damit zu füttern. Ihr seht wie sich der Boden weiter und weiter entfernt. Ihr müsst entkommen... Schnell... Aber ihr benötigt etwas den Fall zu überleben.Du errinerst Dich das einer Deiner Freunde über ein paar Falschirme gestolpert ist. Ihr müsst sie nur wiederfinden. Es sind vielleicht nicht genügend für jeden da, aber Deine Freunde werden sicher verstehen das Du einen Benötigst.</text:span></text:p>
      <text:p text:style-name="P5"/>
      <text:p text:style-name="P6">Was jetzt?</text:p>
      <text:p text:style-name="P7"><text:span text:style-name="T3">Packe halb so viele (abrunden) sechseckige Gegenstandsmarker zur Seite.</text:span></text:p>
      <text:p text:style-name="P7"><text:span text:style-name="T3">Entferne alle Keller Teile. Sind Spieler dort packe sie in den Aufzug und stelle den Aufzug an ein Erdgeschossteil. Wenn der Aufzug noch nicht im Spiel ist, durchsuche den Stapel und mische Ihn danach durch.</text:span></text:p>
      <text:p text:style-name="P7"><text:span text:style-name="T3"/></text:p>
      <text:p text:style-name="P8"><text:span text:style-name="T4">Was Du über die Bösen Jungs weist</text:span></text:p>
      <text:p text:style-name="P9"><text:span text:style-name="T4">Dieser Fluch hat keine Verräter, nur Helden. Dennoch können nicht alle Überleben ….</text:span></text:p>
      <text:p text:style-name="P8"><text:span text:style-name="T4">Du gewinnst wenn</text:span></text:p>
      <text:p text:style-name="P9"><text:span text:style-name="T4">Du das Haus mit dem Fallschirm verlässt.Spieler die keinen Fallschirm finden werden getötet.</text:span></text:p>
      <text:p text:style-name="P9"><text:span text:style-name="T4"/></text:p>
      <text:p text:style-name="P8"><text:span text:style-name="T4">Wie man einen Fallschirm findet</text:span></text:p>
      <text:p text:style-name="P9"><text:span text:style-name="T4">Spieler können das Haus noch weiter erforschen, jedoch nicht mehr in den Keller gehen.</text:span></text:p>
      <text:p text:style-name="P9"><text:span text:style-name="T4">Ziehst Du eine Keller Karte, lege sie beiseite und ziehe eine neue Karte so lange bis Du eine passende Karte gefunden hast.</text:span></text:p>
      <text:p text:style-name="P9"><text:span text:style-name="T4">Einige Fallschirme sind im Haus versteckt.Du kannst Sie suchen indem Du in Räumen mit einem Omen Symbol einen Wissens oder Geschwindigkeitswurf von 4+ machst.Hast Du erfolg, leg einen Fallschirm auf deine Charakterkarte.Danach ist Deine Runde beendet.</text:span></text:p>
      <text:p text:style-name="P9"><text:span text:style-name="T4">In dem Raum kann kein weiterer Fallschirm gefunden werden.</text:span></text:p>
      <text:p text:style-name="P9"><text:span text:style-name="T4">Du kannst immer nur einen Fallschirm tragen.</text:span></text:p>
      <text:p text:style-name="P8"><text:span text:style-name="T4">Spezielle Angriffsregeln</text:span></text:p>
      <text:p text:style-name="P9"><text:span text:style-name="T4">Du kannst einen Fallschirm von einem anderen Spieler stehlen wenn Du mit Macht oder Wissensattacken arbeitest und kannst den Fallschirm nehmen wenn Du mit einem Auge mehr gewinnst.Der Verlierer nimmt sonst keinen Schaden.Die Runde des Angreifenden endet jedoch(bei erfolg) danach.</text:span></text:p>
      <text:p text:style-name="P9"><text:span text:style-name="T4">Du kannst Deine anderen Spieler auch angreifen und Ihnen Schaden zufügen statt zu stehlen.</text:span></text:p>
      <text:p text:style-name="P9"><text:span text:style-name="T4">Stirbt der Spieler lässt er den Fallschirm fallen und jeder andere Spieler kann ihn aufnehmen.</text:span></text:p>
      <text:p text:style-name="P9"><text:span text:style-name="T4">Die Spieler bremsen sich gegenseitig(genau wie Monster)</text:span></text:p>
      <text:p text:style-name="P9"><text:span text:style-name="T4"/></text:p>
      <text:p text:style-name="P8"><text:span text:style-name="T4">Das Haus verlassen</text:span></text:p>
      <text:p text:style-name="P9"><text:span text:style-name="T4">Wenn Du einen Fallschirm hast kannst Du das Haus verlassen.Gehe dazu zur Eingangshalle,</text:span></text:p>
      <text:p text:style-name="P9"><text:span text:style-name="T4">Balcony, Tower, Coal Chute oder dem Collapsed Room. Du benötigst 1 Bewegungspunkt.</text:span></text:p>
      <text:p text:style-name="P9"><text:span text:style-name="T4">Mache dann einen Wissenswurf oder einen Gesundheitswurf über 4+. Bei Erfolg verlässt Du das Haus.</text:span></text:p>
      <text:p text:style-name="P9"><text:span text:style-name="T4"/></text:p>
      <text:p text:style-name="P8"><text:span text:style-name="T4">Wenn Du gewinnst:</text:span></text:p>
      <text:p text:style-name="P9"><text:span text:style-name="T4">Die Luft zieht an dir vorbei wie ein Hurricane.Es gibt einen Ruck und Dein Fallschirm öffnet sich.Dann hörst Du etwas klappern und schaust hoch. Der Fallschirm hat einige Löcher vom Kapf davongetragen, auch einige Seile sind angerissen. Aber die Löcher werden nicht grösser. Jedenfalls noch nicht …</text:span></text:p>
      <text:p text:style-name="P8"><text:span text:style-name="T4">Wenn Du verlierst:</text:span></text:p>
      <text:p text:style-name="P9"><text:span text:style-name="T4">Deine so genannten „Freunde“ haben Dich zurückgelassen damit die Höllenbrut Dich fressen kann. Aber vielleicht kannst Du ja auf einem Deiner „Freunde“ landen und Überleben ?! Das solltest Du vielleicht ausprobier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7:31:15.61</meta:creation-date>
    <dc:date>2015-02-19T18:09:40.86</dc:date>
    <meta:editing-duration>PT38M25S</meta:editing-duration>
    <meta:editing-cycles>2</meta:editing-cycles>
    <meta:generator>OpenOffice.org/3.3$Win32 OpenOffice.org_project/330m20$Build-9567</meta:generator>
    <meta:document-statistic meta:table-count="0" meta:image-count="0" meta:object-count="0" meta:page-count="1" meta:paragraph-count="31" meta:word-count="520" meta:character-count="3281"/>
  </office:meta>
</office:document-meta>
</file>